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2.8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<text:s/>Admin Module:- Faculties page <text:s/>and Student page:-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 Separate the view of list of faculties and students.</text:p>
          </table:table-cell>
          <table:table-cell/>
        </table:table-row>
        <table:table-row table:style-name="ro1">
          <table:table-cell office:value-type="string">
            <text:p>2. Add data-tables in the view,</text:p>
          </table:table-cell>
          <table:table-cell/>
        </table:table-row>
        <table:table-row table:style-name="ro1">
          <table:table-cell office:value-type="string">
            <text:p>3. Add search , sorting and pagination using the server side processing.</text:p>
          </table:table-cell>
          <table:table-cell/>
        </table:table-row>
        <table:table-row table:style-name="ro1">
          <table:table-cell office:value-type="string">
            <text:p>4. Add edit, modify, delete functionality for the tables</text:p>
          </table:table-cell>
          <table:table-cell/>
        </table:table-row>
        <table:table-row table:style-name="ro1">
          <table:table-cell office:value-type="string">
            <text:p>5. Remove the bug : “Server side validation error message is not being shown when JS is disabled and the page gets reloaded.”</text:p>
          </table:table-cell>
          <table:table-cell/>
        </table:table-row>
        <table:table-row table:style-name="ro1">
          <table:table-cell/>
          <table:table-cell office:value-type="string">
            <text:p>13hours</text:p>
          </table:table-cell>
        </table:table-row>
        <table:table-row table:style-name="ro1">
          <table:table-cell table:style-name="ce1" office:value-type="string">
            <text:p>Faculty Module:-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 Add data-tables in every view section,</text:p>
          </table:table-cell>
          <table:table-cell/>
        </table:table-row>
        <table:table-row table:style-name="ro1">
          <table:table-cell office:value-type="string">
            <text:p>2. Add sorting, searching , pagination in all the view sections.</text:p>
          </table:table-cell>
          <table:table-cell/>
        </table:table-row>
        <table:table-row table:style-name="ro1">
          <table:table-cell office:value-type="string">
            <text:p>3. Add filter by single as well as multiple quiz to view results for the students for the corresponding quiz.</text:p>
          </table:table-cell>
          <table:table-cell/>
        </table:table-row>
        <table:table-row table:style-name="ro1">
          <table:table-cell office:value-type="string">
            <text:p>4. Add export functionality to view the results of all the students for all the quiz set by that particular faculty.</text:p>
          </table:table-cell>
          <table:table-cell/>
        </table:table-row>
        <table:table-row table:style-name="ro1">
          <table:table-cell office:value-type="string">
            <text:p>5. Add export functionality to view the results of all the students for the particular quiz set by that particular faculty as well as for the number of filtered quiz.</text:p>
          </table:table-cell>
          <table:table-cell/>
        </table:table-row>
        <table:table-row table:style-name="ro1">
          <table:table-cell office:value-type="string">
            <text:p>6. Make the score of a student clickable where the modal will display the questions with user answers and correct answers</text:p>
          </table:table-cell>
          <table:table-cell/>
        </table:table-row>
        <table:table-row table:style-name="ro1">
          <table:table-cell office:value-type="string">
            <text:p>7. Add export functionality for view of students performance.</text:p>
          </table:table-cell>
          <table:table-cell/>
        </table:table-row>
        <table:table-row table:style-name="ro1">
          <table:table-cell office:value-type="string">
            <text:p>8. Functionality to remove and <text:s/>add questions for the upcoming selected quiz.</text:p>
          </table:table-cell>
          <table:table-cell/>
        </table:table-row>
        <table:table-row table:style-name="ro1">
          <table:table-cell office:value-type="string">
            <text:p>9. Functionality to edit, delete the questions in question bank only for the question which didnt appear in any of the quiz.</text:p>
          </table:table-cell>
          <table:table-cell/>
        </table:table-row>
        <table:table-row table:style-name="ro1">
          <table:table-cell office:value-type="string">
            <text:p>10. Add export functionality for the quiz questions set by the faculty.</text:p>
          </table:table-cell>
          <table:table-cell/>
        </table:table-row>
        <table:table-row table:style-name="ro1">
          <table:table-cell/>
          <table:table-cell office:value-type="string">
            <text:p>26hours</text:p>
          </table:table-cell>
        </table:table-row>
        <table:table-row table:style-name="ro1">
          <table:table-cell office:value-type="string">
            <text:p>Students Module:-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 Students will be able to export their performance report for all the quiz they have appeared .</text:p>
          </table:table-cell>
          <table:table-cell/>
        </table:table-row>
        <table:table-row table:style-name="ro1">
          <table:table-cell office:value-type="string">
            <text:p>2. Implement data-tables for viewing the performance report.</text:p>
          </table:table-cell>
          <table:table-cell/>
        </table:table-row>
        <table:table-row table:style-name="ro1">
          <table:table-cell office:value-type="string">
            <text:p>3. Add search, delete, sorting functionality int the view of performance report.</text:p>
          </table:table-cell>
          <table:table-cell office:value-type="string">
            <text:p>5-6 hou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pplication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1. Use of session rotation.</text:p>
          </table:table-cell>
          <table:table-cell/>
        </table:table-row>
        <table:table-row table:style-name="ro1">
          <table:table-cell office:value-type="string">
            <text:p>2. Functionality of <text:s/>recovering new password for forgotten password.</text:p>
          </table:table-cell>
          <table:table-cell/>
        </table:table-row>
        <table:table-row table:style-name="ro1">
          <table:table-cell office:value-type="string">
            <text:p>3. Using no-script everywhere in the application.</text:p>
          </table:table-cell>
          <table:table-cell office:value-type="string">
            <text:p>4-5 hou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ing the application after all the functionalities has been added </text:p>
          </table:table-cell>
          <table:table-cell office:value-type="string">
            <text:p>3hour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>
            <text:p><text:s/>After the estimation I will submit the application on <text:s/>20<text:span text:style-name="T1">th</text:span> of February <text:s/>2018.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2/10/2018</text:date>, <text:time>14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ha kedia</meta:initial-creator>
    <meta:creation-date>2018-02-09T12:30:23.35</meta:creation-date>
    <dc:date>2018-02-10T14:12:56.40</dc:date>
    <dc:creator>megha kedia</dc:creator>
    <meta:editing-duration>PT5M15S</meta:editing-duration>
    <meta:editing-cycles>4</meta:editing-cycles>
    <meta:generator>OpenOffice/4.1.1$Win32 OpenOffice.org_project/411m6$Build-9775</meta:generator>
    <meta:document-statistic meta:table-count="3" meta:cell-count="32" meta:object-count="0"/>
  </office:meta>
</office:document-meta>
</file>